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80000634100004A4CAEA7D41D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ulim" svg:font-family="Gulim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6.363cm"/>
    </style:style>
    <style:style style:name="pr2" style:family="presentation" style:parent-style-name="Default-subtitle">
      <style:graphic-properties draw:fill-color="#ffffff" fo:min-height="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draw:textarea-horizontal-align="justify" draw:textarea-vertical-align="top" draw:auto-grow-height="true" draw:auto-grow-width="false" fo:min-height="12.179cm" fo:min-width="25.19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363cm" svg:x="1.4cm" svg:y="4.437cm" presentation:class="title" presentation:user-transformed="true">
          <draw:text-box>
            <text:p>Blaze<text:line-break/><text:span text:style-name="T1">A Foundation for Array Computing in Python</text:span></text:p>
          </draw:text-box>
        </draw:frame>
        <draw:frame presentation:style-name="pr2" draw:text-style-name="P1" draw:layer="layout" svg:width="25.199cm" svg:height="6cm" svg:x="1.4cm" svg:y="11.6cm" presentation:class="subtitle" presentation:user-transformed="true">
          <draw:text-box>
            <text:p><text:span text:style-name="T2">Mark Wiebe, Matthew Rocklin</text:span></text:p>
            <text:p><text:span text:style-name="T2">Continuum Analy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layer="layout" svg:width="25.199cm" svg:height="16.255cm" svg:x="1.4cm" svg:y="0.837cm" presentation:class="subtitle">
          <draw:text-box>
            <text:p><text:span text:style-name="T3">Introd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he NumPy NDArray and Pandas DataFrame are <text:span text:style-name="T4">foundational data structures</text:span>.</text:p>
              </text:list-item>
              <text:list-item>
                <text:p>They support an eco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ut they are restricted to memory.</text:p>
              </text:list-item>
              <text:list-item>
                <text:p>This is ok for 95% of cases, what about the other 5%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mputational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Many excellent streaming, out-of-core, or distributed alternatives exist</text:p>
              </text:list-item>
              <text:list-item>
                <text:p><text:span text:style-name="T5">NumPy-like</text:span></text:p>
                <text:list>
                  <text:list-item>
                    <text:p>DistArray</text:p>
                  </text:list-item>
                  <text:list-item>
                    <text:p>Sci-DB</text:p>
                  </text:list-item>
                  <text:list-item>
                    <text:p>Elemental</text:p>
                  </text:list-item>
                  <text:list-item>
                    <text:p>PETSc, Trillinos</text:p>
                  </text:list-item>
                  <text:list-item>
                    <text:p>Biggu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mputational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Many excellent streaming, out-of-core, or distributed alternatives exist</text:p>
              </text:list-item>
              <text:list-item>
                <text:p><text:span text:style-name="T5">Pandas-like</text:span></text:p>
                <text:list>
                  <text:list-item>
                    <text:p>PyTables</text:p>
                  </text:list-item>
                  <text:list-item>
                    <text:p>SQLAlchemy (Postgres, SQLite, MySQL, ...)</text:p>
                  </text:list-item>
                  <text:list-item>
                    <text:p>The HDFS world</text:p>
                    <text:list>
                      <text:list-item>
                        <text:p>Hadoop (Pig, Hive, ...)</text:p>
                      </text:list-item>
                      <text:list-item>
                        <text:p>Spark</text:p>
                      </text:list-item>
                      <text:list-item>
                        <text:p>Impala</text:p>
                      </text:list-item>
                    </text:list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nalogous collection exists in data storage techniques</text:p>
                <text:list>
                  <text:list-item>
                    <text:p>CSV - Accessible</text:p>
                  </text:list-item>
                  <text:list-item>
                    <text:p>JSON - Pervasive, human readable</text:p>
                  </text:list-item>
                  <text:list-item>
                    <text:p>HDF5 - Efficient access</text:p>
                  </text:list-item>
                  <text:list-item>
                    <text:p>BLZ - Efficient columnar access</text:p>
                  </text:list-item>
                  <text:list-item>
                    <text:p>Parquet - Efficient columnar access (HDFS)</text:p>
                  </text:list-item>
                  <text:list-item>
                    <text:p>PyTables HDF5 - HDF5 + indices</text:p>
                  </text:list-item>
                  <text:list-item>
                    <text:p>HDFS - Big!</text:p>
                  </text:list-item>
                  <text:list-item>
                    <text:p>SQL - SQL!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halleng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pinning up a new technology is expensive</text:p>
                <text:list>
                  <text:list-item>
                    <text:p>Takes time/effort to evaluate o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halleng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Keeping up with the changing landscape frustrates data scienti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Founda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Foundations built to address these challenges must be adap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4" draw:text-style-name="P2" draw:layer="layout" svg:width="25.199cm" svg:height="16.255cm" svg:x="1.4cm" svg:y="0.837cm" presentation:class="subtitle">
          <draw:text-box>
            <text:p><text:span text:style-name="T3">Blaze Computation/Exp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laze abstracts array and tabular computation</text:p>
                <text:list>
                  <text:list-item>
                    <text:p>Blaze expressions abstract compute systems</text:p>
                  </text:list-item>
                  <text:list-item>
                    <text:p>Blaze data descriptors abstract data storage</text:p>
                  </text:list-item>
                  <text:list-item>
                    <text:p>Datashape abstracts data-type systems</text:p>
                  </text:list-item>
                </text:list>
                <text:p/>
              </text:list-item>
              <text:list-item>
                <text:p>These abstractions enable intera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Blaze provides a symbolic system for Table computa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mpute/Expr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ata is stored in many different data formats in the wild</text:p>
                <text:list>
                  <text:list-item>
                    <text:p>CSV, JSON, SQL DB, HDF5, etc</text:p>
                  </text:list-item>
                </text:list>
              </text:list-item>
              <text:list-item>
                <text:p>Want to be able to compute on data in any formats, convert between them easi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Blaze Abstraction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r abstracts over different compute systems</text:p>
              </text:list-item>
              <text:list-item>
                <text:p>Data Descriptor abstracts over different data storage formats</text:p>
              </text:list-item>
              <text:list-item>
                <text:p>Datashape abstracts over different data type syste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shap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ackends have different type systems</text:p>
                <text:list>
                  <text:list-item>
                    <text:p>Python Dynamic Types</text:p>
                  </text:list-item>
                  <text:list-item>
                    <text:p>NumPy DTypes</text:p>
                  </text:list-item>
                  <text:list-item>
                    <text:p>SQL Table Types</text:p>
                  </text:list-item>
                  <text:list-item>
                    <text:p>HDF5</text:p>
                  </text:list-item>
                </text:list>
              </text:list-item>
              <text:list-item>
                <text:p>Need to describe these in Blaze</text:p>
              </text:list-item>
              <text:list-item>
                <text:p>Datashape provides array types that can be mapped to all them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Example Datashap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rs</text:p>
                <text:list>
                  <text:list-item>
                    <text:p>bool</text:p>
                  </text:list-item>
                  <text:list-item>
                    <text:p>real</text:p>
                  </text:list-item>
                  <text:list-item>
                    <text:p>complex</text:p>
                  </text:list-item>
                </text:list>
              </text:list-item>
              <text:list-item>
                <text:p>Arrays</text:p>
                <text:list>
                  <text:list-item>
                    <text:p>100 * 50 * real</text:p>
                  </text:list-item>
                </text:list>
              </text:list-item>
              <text:list-item>
                <text:p>Tables</text:p>
                <text:list>
                  <text:list-item>
                    <text:p>var * {name: string, height: real, birthday: date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LibDyND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rovides glue</text:p>
                <text:list>
                  <text:list-item>
                    <text:p>Uses datashape type system</text:p>
                  </text:list-item>
                  <text:list-item>
                    <text:p>Can understand different binary/text formats used in memory</text:p>
                  </text:list-item>
                </text:list>
              </text:list-item>
              <text:list-item>
                <text:p>Stores data in efficient arrays, can apply intuition from NumPy but is more gener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ulim" svg:font-family="Gulim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8cm" svg:height="21cm" svg:x="0cm" svg:y="0cm">
        <draw:image xlink:href="Pictures/200000080000634100004A4CAEA7D41D.svm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9T13:35:19.464000000</meta:creation-date>
    <dc:date>2014-07-09T18:25:14.049000000</dc:date>
    <meta:editing-duration>PT4H24M39S</meta:editing-duration>
    <meta:editing-cycles>11</meta:editing-cycles>
    <meta:generator>LibreOffice/4.2.0.4$Windows_x86 LibreOffice_project/05dceb5d363845f2cf968344d7adab8dcfb2ba71</meta:generator>
    <meta:document-statistic meta:object-count="108"/>
  </office:meta>
</office:document-meta>
</file>